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727cm"/>
    </style:style>
    <style:style style:name="co11" style:family="table-column">
      <style:table-column-properties fo:break-before="auto" style:column-width="0.474cm"/>
    </style:style>
    <style:style style:name="co8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8.327cm"/>
    </style:style>
    <style:style style:name="co13" style:family="table-column">
      <style:table-column-properties fo:break-before="auto" style:column-width="1.048cm"/>
    </style:style>
    <style:style style:name="co14" style:family="table-column">
      <style:table-column-properties fo:break-before="auto" style:column-width="1.069cm"/>
    </style:style>
    <style:style style:name="co15" style:family="table-column">
      <style:table-column-properties fo:break-before="auto" style:column-width="7.458cm"/>
    </style:style>
    <style:style style:name="co16" style:family="table-column">
      <style:table-column-properties fo:break-before="auto" style:column-width="0.686cm"/>
    </style:style>
    <style:style style:name="co17" style:family="table-column">
      <style:table-column-properties fo:break-before="auto" style:column-width="9.49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" style:family="table-cell" style:parent-style-name="Default" style:data-style-name="N49"/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"/>
        <table:table-column table:style-name="co3" table:default-cell-style-name="ce19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6351" table:default-cell-style-name="Default"/>
        <table:table-row table:style-name="ro3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number btn-pop" disabled&gt;-&lt;/button&gt;&lt;input type="text" class="form-control input-number" name="main-R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number btn-pop" disabled&gt;-&lt;/button&gt;&lt;input type="text" class="form-control input-number" name="main-R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number btn-pop" disabled&gt;-&lt;/button&gt;&lt;input type="text" class="form-control input-number" name="main-R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number btn-pop" disabled&gt;-&lt;/button&gt;&lt;input type="text" class="form-control input-number" name="main-R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number btn-pop" disabled&gt;-&lt;/button&gt;&lt;input type="text" class="form-control input-number" name="main-R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number btn-pop" disabled&gt;-&lt;/button&gt;&lt;input type="text" class="form-control input-number" name="main-R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number btn-pop" disabled&gt;-&lt;/button&gt;&lt;input type="text" class="form-control input-number" name="main-R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number btn-pop" disabled&gt;-&lt;/button&gt;&lt;input type="text" class="form-control input-number" name="main-R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number btn-pop" disabled&gt;-&lt;/button&gt;&lt;input type="text" class="form-control input-number" name="main-R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number btn-pop" disabled&gt;-&lt;/button&gt;&lt;input type="text" class="form-control input-number" name="main-R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number btn-pop" disabled&gt;-&lt;/button&gt;&lt;input type="text" class="form-control input-number" name="main-R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number btn-pop" disabled&gt;-&lt;/button&gt;&lt;input type="text" class="form-control input-number" name="main-R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R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R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number btn-pop" disabled&gt;-&lt;/button&gt;&lt;input type="text" class="form-control input-number" name="main-R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R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number btn-pop" disabled&gt;-&lt;/button&gt;&lt;input type="text" class="form-control input-number" name="main-B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number btn-pop" disabled&gt;-&lt;/button&gt;&lt;input type="text" class="form-control input-number" name="main-B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number btn-pop" disabled&gt;-&lt;/button&gt;&lt;input type="text" class="form-control input-number" name="main-B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number btn-pop" disabled&gt;-&lt;/button&gt;&lt;input type="text" class="form-control input-number" name="main-B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number btn-pop" disabled&gt;-&lt;/button&gt;&lt;input type="text" class="form-control input-number" name="main-B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number btn-pop" disabled&gt;-&lt;/button&gt;&lt;input type="text" class="form-control input-number" name="main-B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number btn-pop" disabled&gt;-&lt;/button&gt;&lt;input type="text" class="form-control input-number" name="main-B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number btn-pop" disabled&gt;-&lt;/button&gt;&lt;input type="text" class="form-control input-number" name="main-B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number btn-pop" disabled&gt;-&lt;/button&gt;&lt;input type="text" class="form-control input-number" name="main-B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number btn-pop" disabled&gt;-&lt;/button&gt;&lt;input type="text" class="form-control input-number" name="main-B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number btn-pop" disabled&gt;-&lt;/button&gt;&lt;input type="text" class="form-control input-number" name="main-B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number btn-pop" disabled&gt;-&lt;/button&gt;&lt;input type="text" class="form-control input-number" name="main-B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B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B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number btn-pop" disabled&gt;-&lt;/button&gt;&lt;input type="text" class="form-control input-number" name="main-B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B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number btn-pop" disabled&gt;-&lt;/button&gt;&lt;input type="text" class="form-control input-number" name="main-G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number btn-pop" disabled&gt;-&lt;/button&gt;&lt;input type="text" class="form-control input-number" name="main-G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number btn-pop" disabled&gt;-&lt;/button&gt;&lt;input type="text" class="form-control input-number" name="main-G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number btn-pop" disabled&gt;-&lt;/button&gt;&lt;input type="text" class="form-control input-number" name="main-G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number btn-pop" disabled&gt;-&lt;/button&gt;&lt;input type="text" class="form-control input-number" name="main-G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number btn-pop" disabled&gt;-&lt;/button&gt;&lt;input type="text" class="form-control input-number" name="main-G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number btn-pop" disabled&gt;-&lt;/button&gt;&lt;input type="text" class="form-control input-number" name="main-G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number btn-pop" disabled&gt;-&lt;/button&gt;&lt;input type="text" class="form-control input-number" name="main-G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number btn-pop" disabled&gt;-&lt;/button&gt;&lt;input type="text" class="form-control input-number" name="main-G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number btn-pop" disabled&gt;-&lt;/button&gt;&lt;input type="text" class="form-control input-number" name="main-G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number btn-pop" disabled&gt;-&lt;/button&gt;&lt;input type="text" class="form-control input-number" name="main-G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number btn-pop" disabled&gt;-&lt;/button&gt;&lt;input type="text" class="form-control input-number" name="main-G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G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G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number btn-pop" disabled&gt;-&lt;/button&gt;&lt;input type="text" class="form-control input-number" name="main-G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G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number btn-pop" disabled&gt;-&lt;/button&gt;&lt;input type="text" class="form-control input-number" name="main-1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number btn-pop" disabled&gt;-&lt;/button&gt;&lt;input type="text" class="form-control input-number" name="main-1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number btn-pop" disabled&gt;-&lt;/button&gt;&lt;input type="text" class="form-control input-number" name="main-1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number btn-pop" disabled&gt;-&lt;/button&gt;&lt;input type="text" class="form-control input-number" name="main-1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number btn-pop" disabled&gt;-&lt;/button&gt;&lt;input type="text" class="form-control input-number" name="main-1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number btn-pop" disabled&gt;-&lt;/button&gt;&lt;input type="text" class="form-control input-number" name="main-1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number btn-pop" disabled&gt;-&lt;/button&gt;&lt;input type="text" class="form-control input-number" name="main-1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number btn-pop" disabled&gt;-&lt;/button&gt;&lt;input type="text" class="form-control input-number" name="main-1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number btn-pop" disabled&gt;-&lt;/button&gt;&lt;input type="text" class="form-control input-number" name="main-1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number btn-pop" disabled&gt;-&lt;/button&gt;&lt;input type="text" class="form-control input-number" name="main-1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number btn-pop" disabled&gt;-&lt;/button&gt;&lt;input type="text" class="form-control input-number" name="main-1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number btn-pop" disabled&gt;-&lt;/button&gt;&lt;input type="text" class="form-control input-number" name="main-1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number btn-pop" disabled&gt;-&lt;/button&gt;&lt;input type="text" class="form-control input-number" name="main-1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number btn-pop" disabled&gt;-&lt;/button&gt;&lt;input type="text" class="form-control input-number" name="main-1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number btn-pop" disabled&gt;-&lt;/button&gt;&lt;input type="text" class="form-control input-number" name="main-1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number btn-pop" disabled&gt;-&lt;/button&gt;&lt;input type="text" class="form-control input-number" name="main-1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number btn-pop" disabled&gt;-&lt;/button&gt;&lt;input type="text" class="form-control input-number" name="main-1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number btn-pop" disabled&gt;-&lt;/button&gt;&lt;input type="text" class="form-control input-number" name="main-1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number btn-pop" disabled&gt;-&lt;/button&gt;&lt;input type="text" class="form-control input-number" name="main-1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number btn-pop" disabled&gt;-&lt;/button&gt;&lt;input type="text" class="form-control input-number" name="main-1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number btn-pop" disabled&gt;-&lt;/button&gt;&lt;input type="text" class="form-control input-number" name="main-1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number btn-pop" disabled&gt;-&lt;/button&gt;&lt;input type="text" class="form-control input-number" name="main-1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number btn-pop" disabled&gt;-&lt;/button&gt;&lt;input type="text" class="form-control input-number" name="main-1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number btn-pop" disabled&gt;-&lt;/button&gt;&lt;input type="text" class="form-control input-number" name="main-1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number btn-pop" disabled&gt;-&lt;/button&gt;&lt;input type="text" class="form-control input-number" name="main-1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number btn-pop" disabled&gt;-&lt;/button&gt;&lt;input type="text" class="form-control input-number" name="main-1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number btn-pop" disabled&gt;-&lt;/button&gt;&lt;input type="text" class="form-control input-number" name="main-1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number btn-pop" disabled&gt;-&lt;/button&gt;&lt;input type="text" class="form-control input-number" name="main-1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number btn-pop" disabled&gt;-&lt;/button&gt;&lt;input type="text" class="form-control input-number" name="main-1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number btn-pop" disabled&gt;-&lt;/button&gt;&lt;input type="text" class="form-control input-number" name="main-1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number btn-pop" disabled&gt;-&lt;/button&gt;&lt;input type="text" class="form-control input-number" name="main-1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number btn-pop" disabled&gt;-&lt;/button&gt;&lt;input type="text" class="form-control input-number" name="main-1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number btn-pop" disabled&gt;-&lt;/button&gt;&lt;input type="text" class="form-control input-number" name="main-1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number btn-pop" disabled&gt;-&lt;/button&gt;&lt;input type="text" class="form-control input-number" name="main-1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number btn-pop" disabled&gt;-&lt;/button&gt;&lt;input type="text" class="form-control input-number" name="main-1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number btn-pop" disabled&gt;-&lt;/button&gt;&lt;input type="text" class="form-control input-number" name="main-1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number btn-pop" disabled&gt;-&lt;/button&gt;&lt;input type="text" class="form-control input-number" name="main-1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number btn-pop" disabled&gt;-&lt;/button&gt;&lt;input type="text" class="form-control input-number" name="main-1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number btn-pop" disabled&gt;-&lt;/button&gt;&lt;input type="text" class="form-control input-number" name="main-1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number btn-pop" disabled&gt;-&lt;/button&gt;&lt;input type="text" class="form-control input-number" name="main-1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number btn-pop" disabled&gt;-&lt;/button&gt;&lt;input type="text" class="form-control input-number" name="main-1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number btn-pop" disabled&gt;-&lt;/button&gt;&lt;input type="text" class="form-control input-number" name="main-1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number btn-pop" disabled&gt;-&lt;/button&gt;&lt;input type="text" class="form-control input-number" name="main-1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number btn-pop" disabled&gt;-&lt;/button&gt;&lt;input type="text" class="form-control input-number" name="main-1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number btn-pop" disabled&gt;-&lt;/button&gt;&lt;input type="text" class="form-control input-number" name="main-1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number btn-pop" disabled&gt;-&lt;/button&gt;&lt;input type="text" class="form-control input-number" name="main-1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number btn-pop" disabled&gt;-&lt;/button&gt;&lt;input type="text" class="form-control input-number" name="main-1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number btn-pop" disabled&gt;-&lt;/button&gt;&lt;input type="text" class="form-control input-number" name="main-1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number btn-pop" disabled&gt;-&lt;/button&gt;&lt;input type="text" class="form-control input-number" name="main-1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number btn-pop" disabled&gt;-&lt;/button&gt;&lt;input type="text" class="form-control input-number" name="main-1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number btn-pop" disabled&gt;-&lt;/button&gt;&lt;input type="text" class="form-control input-number" name="main-1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number btn-pop" disabled&gt;-&lt;/button&gt;&lt;input type="text" class="form-control input-number" name="main-1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number btn-pop" disabled&gt;-&lt;/button&gt;&lt;input type="text" class="form-control input-number" name="main-1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number btn-pop" disabled&gt;-&lt;/button&gt;&lt;input type="text" class="form-control input-number" name="main-1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number btn-pop" disabled&gt;-&lt;/button&gt;&lt;input type="text" class="form-control input-number" name="main-1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number btn-pop" disabled&gt;-&lt;/button&gt;&lt;input type="text" class="form-control input-number" name="main-1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number btn-pop" disabled&gt;-&lt;/button&gt;&lt;input type="text" class="form-control input-number" name="main-1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number btn-pop" disabled&gt;-&lt;/button&gt;&lt;input type="text" class="form-control input-number" name="main-1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number btn-pop" disabled&gt;-&lt;/button&gt;&lt;input type="text" class="form-control input-number" name="main-1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number btn-pop" disabled&gt;-&lt;/button&gt;&lt;input type="text" class="form-control input-number" name="main-1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number btn-pop" disabled&gt;-&lt;/button&gt;&lt;input type="text" class="form-control input-number" name="main-1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number btn-pop" disabled&gt;-&lt;/button&gt;&lt;input type="text" class="form-control input-number" name="main-1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number btn-pop" disabled&gt;-&lt;/button&gt;&lt;input type="text" class="form-control input-number" name="main-1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number btn-pop" disabled&gt;-&lt;/button&gt;&lt;input type="text" class="form-control input-number" name="main-1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number btn-pop" disabled&gt;-&lt;/button&gt;&lt;input type="text" class="form-control input-number" name="main-1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number btn-pop" disabled&gt;-&lt;/button&gt;&lt;input type="text" class="form-control input-number" name="main-1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number btn-pop" disabled&gt;-&lt;/button&gt;&lt;input type="text" class="form-control input-number" name="main-1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number btn-pop" disabled&gt;-&lt;/button&gt;&lt;input type="text" class="form-control input-number" name="main-1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number btn-pop" disabled&gt;-&lt;/button&gt;&lt;input type="text" class="form-control input-number" name="main-1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number btn-pop" disabled&gt;-&lt;/button&gt;&lt;input type="text" class="form-control input-number" name="main-1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number btn-pop" disabled&gt;-&lt;/button&gt;&lt;input type="text" class="form-control input-number" name="main-1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number btn-pop" disabled&gt;-&lt;/button&gt;&lt;input type="text" class="form-control input-number" name="main-1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number btn-pop" disabled&gt;-&lt;/button&gt;&lt;input type="text" class="form-control input-number" name="main-1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number btn-pop" disabled&gt;-&lt;/button&gt;&lt;input type="text" class="form-control input-number" name="main-1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number btn-pop" disabled&gt;-&lt;/button&gt;&lt;input type="text" class="form-control input-number" name="main-1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number btn-pop" disabled&gt;-&lt;/button&gt;&lt;input type="text" class="form-control input-number" name="main-1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number btn-pop" disabled&gt;-&lt;/button&gt;&lt;input type="text" class="form-control input-number" name="main-1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number btn-pop" disabled&gt;-&lt;/button&gt;&lt;input type="text" class="form-control input-number" name="main-1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number btn-pop" disabled&gt;-&lt;/button&gt;&lt;input type="text" class="form-control input-number" name="main-1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1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1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number btn-pop" disabled&gt;-&lt;/button&gt;&lt;input type="text" class="form-control input-number" name="main-1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1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number btn-pop" disabled&gt;-&lt;/button&gt;&lt;input type="text" class="form-control input-number" name="main-Y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number btn-pop" disabled&gt;-&lt;/button&gt;&lt;input type="text" class="form-control input-number" name="main-Y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number btn-pop" disabled&gt;-&lt;/button&gt;&lt;input type="text" class="form-control input-number" name="main-Y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number btn-pop" disabled&gt;-&lt;/button&gt;&lt;input type="text" class="form-control input-number" name="main-Y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number btn-pop" disabled&gt;-&lt;/button&gt;&lt;input type="text" class="form-control input-number" name="main-Y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number btn-pop" disabled&gt;-&lt;/button&gt;&lt;input type="text" class="form-control input-number" name="main-Y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number btn-pop" disabled&gt;-&lt;/button&gt;&lt;input type="text" class="form-control input-number" name="main-Y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number btn-pop" disabled&gt;-&lt;/button&gt;&lt;input type="text" class="form-control input-number" name="main-Y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number btn-pop" disabled&gt;-&lt;/button&gt;&lt;input type="text" class="form-control input-number" name="main-Y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number btn-pop" disabled&gt;-&lt;/button&gt;&lt;input type="text" class="form-control input-number" name="main-Y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number btn-pop" disabled&gt;-&lt;/button&gt;&lt;input type="text" class="form-control input-number" name="main-Y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number btn-pop" disabled&gt;-&lt;/button&gt;&lt;input type="text" class="form-control input-number" name="main-Y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Y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Y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number btn-pop" disabled&gt;-&lt;/button&gt;&lt;input type="text" class="form-control input-number" name="main-Y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Y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number btn-pop" disabled&gt;-&lt;/button&gt;&lt;input type="text" class="form-control input-number" name="main-2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number btn-pop" disabled&gt;-&lt;/button&gt;&lt;input type="text" class="form-control input-number" name="main-2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number btn-pop" disabled&gt;-&lt;/button&gt;&lt;input type="text" class="form-control input-number" name="main-2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number btn-pop" disabled&gt;-&lt;/button&gt;&lt;input type="text" class="form-control input-number" name="main-2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number btn-pop" disabled&gt;-&lt;/button&gt;&lt;input type="text" class="form-control input-number" name="main-2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number btn-pop" disabled&gt;-&lt;/button&gt;&lt;input type="text" class="form-control input-number" name="main-2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number btn-pop" disabled&gt;-&lt;/button&gt;&lt;input type="text" class="form-control input-number" name="main-2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number btn-pop" disabled&gt;-&lt;/button&gt;&lt;input type="text" class="form-control input-number" name="main-2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number btn-pop" disabled&gt;-&lt;/button&gt;&lt;input type="text" class="form-control input-number" name="main-2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number btn-pop" disabled&gt;-&lt;/button&gt;&lt;input type="text" class="form-control input-number" name="main-2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number btn-pop" disabled&gt;-&lt;/button&gt;&lt;input type="text" class="form-control input-number" name="main-2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number btn-pop" disabled&gt;-&lt;/button&gt;&lt;input type="text" class="form-control input-number" name="main-2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number btn-pop" disabled&gt;-&lt;/button&gt;&lt;input type="text" class="form-control input-number" name="main-2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number btn-pop" disabled&gt;-&lt;/button&gt;&lt;input type="text" class="form-control input-number" name="main-2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number btn-pop" disabled&gt;-&lt;/button&gt;&lt;input type="text" class="form-control input-number" name="main-2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number btn-pop" disabled&gt;-&lt;/button&gt;&lt;input type="text" class="form-control input-number" name="main-2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number btn-pop" disabled&gt;-&lt;/button&gt;&lt;input type="text" class="form-control input-number" name="main-2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number btn-pop" disabled&gt;-&lt;/button&gt;&lt;input type="text" class="form-control input-number" name="main-2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number btn-pop" disabled&gt;-&lt;/button&gt;&lt;input type="text" class="form-control input-number" name="main-2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number btn-pop" disabled&gt;-&lt;/button&gt;&lt;input type="text" class="form-control input-number" name="main-2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number btn-pop" disabled&gt;-&lt;/button&gt;&lt;input type="text" class="form-control input-number" name="main-2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number btn-pop" disabled&gt;-&lt;/button&gt;&lt;input type="text" class="form-control input-number" name="main-2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number btn-pop" disabled&gt;-&lt;/button&gt;&lt;input type="text" class="form-control input-number" name="main-2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number btn-pop" disabled&gt;-&lt;/button&gt;&lt;input type="text" class="form-control input-number" name="main-2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number btn-pop" disabled&gt;-&lt;/button&gt;&lt;input type="text" class="form-control input-number" name="main-2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number btn-pop" disabled&gt;-&lt;/button&gt;&lt;input type="text" class="form-control input-number" name="main-2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number btn-pop" disabled&gt;-&lt;/button&gt;&lt;input type="text" class="form-control input-number" name="main-2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number btn-pop" disabled&gt;-&lt;/button&gt;&lt;input type="text" class="form-control input-number" name="main-2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number btn-pop" disabled&gt;-&lt;/button&gt;&lt;input type="text" class="form-control input-number" name="main-2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number btn-pop" disabled&gt;-&lt;/button&gt;&lt;input type="text" class="form-control input-number" name="main-2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number btn-pop" disabled&gt;-&lt;/button&gt;&lt;input type="text" class="form-control input-number" name="main-2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number btn-pop" disabled&gt;-&lt;/button&gt;&lt;input type="text" class="form-control input-number" name="main-2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number btn-pop" disabled&gt;-&lt;/button&gt;&lt;input type="text" class="form-control input-number" name="main-2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number btn-pop" disabled&gt;-&lt;/button&gt;&lt;input type="text" class="form-control input-number" name="main-2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number btn-pop" disabled&gt;-&lt;/button&gt;&lt;input type="text" class="form-control input-number" name="main-2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number btn-pop" disabled&gt;-&lt;/button&gt;&lt;input type="text" class="form-control input-number" name="main-2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number btn-pop" disabled&gt;-&lt;/button&gt;&lt;input type="text" class="form-control input-number" name="main-2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number btn-pop" disabled&gt;-&lt;/button&gt;&lt;input type="text" class="form-control input-number" name="main-2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number btn-pop" disabled&gt;-&lt;/button&gt;&lt;input type="text" class="form-control input-number" name="main-2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number btn-pop" disabled&gt;-&lt;/button&gt;&lt;input type="text" class="form-control input-number" name="main-2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number btn-pop" disabled&gt;-&lt;/button&gt;&lt;input type="text" class="form-control input-number" name="main-2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number btn-pop" disabled&gt;-&lt;/button&gt;&lt;input type="text" class="form-control input-number" name="main-2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number btn-pop" disabled&gt;-&lt;/button&gt;&lt;input type="text" class="form-control input-number" name="main-2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number btn-pop" disabled&gt;-&lt;/button&gt;&lt;input type="text" class="form-control input-number" name="main-2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number btn-pop" disabled&gt;-&lt;/button&gt;&lt;input type="text" class="form-control input-number" name="main-2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number btn-pop" disabled&gt;-&lt;/button&gt;&lt;input type="text" class="form-control input-number" name="main-2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number btn-pop" disabled&gt;-&lt;/button&gt;&lt;input type="text" class="form-control input-number" name="main-2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number btn-pop" disabled&gt;-&lt;/button&gt;&lt;input type="text" class="form-control input-number" name="main-2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number btn-pop" disabled&gt;-&lt;/button&gt;&lt;input type="text" class="form-control input-number" name="main-2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number btn-pop" disabled&gt;-&lt;/button&gt;&lt;input type="text" class="form-control input-number" name="main-2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number btn-pop" disabled&gt;-&lt;/button&gt;&lt;input type="text" class="form-control input-number" name="main-2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number btn-pop" disabled&gt;-&lt;/button&gt;&lt;input type="text" class="form-control input-number" name="main-2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number btn-pop" disabled&gt;-&lt;/button&gt;&lt;input type="text" class="form-control input-number" name="main-2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number btn-pop" disabled&gt;-&lt;/button&gt;&lt;input type="text" class="form-control input-number" name="main-2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number btn-pop" disabled&gt;-&lt;/button&gt;&lt;input type="text" class="form-control input-number" name="main-2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number btn-pop" disabled&gt;-&lt;/button&gt;&lt;input type="text" class="form-control input-number" name="main-2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number btn-pop" disabled&gt;-&lt;/button&gt;&lt;input type="text" class="form-control input-number" name="main-2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number btn-pop" disabled&gt;-&lt;/button&gt;&lt;input type="text" class="form-control input-number" name="main-2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number btn-pop" disabled&gt;-&lt;/button&gt;&lt;input type="text" class="form-control input-number" name="main-2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number btn-pop" disabled&gt;-&lt;/button&gt;&lt;input type="text" class="form-control input-number" name="main-2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number btn-pop" disabled&gt;-&lt;/button&gt;&lt;input type="text" class="form-control input-number" name="main-2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number btn-pop" disabled&gt;-&lt;/button&gt;&lt;input type="text" class="form-control input-number" name="main-2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number btn-pop" disabled&gt;-&lt;/button&gt;&lt;input type="text" class="form-control input-number" name="main-2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number btn-pop" disabled&gt;-&lt;/button&gt;&lt;input type="text" class="form-control input-number" name="main-2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number btn-pop" disabled&gt;-&lt;/button&gt;&lt;input type="text" class="form-control input-number" name="main-2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number btn-pop" disabled&gt;-&lt;/button&gt;&lt;input type="text" class="form-control input-number" name="main-2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number btn-pop" disabled&gt;-&lt;/button&gt;&lt;input type="text" class="form-control input-number" name="main-2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number btn-pop" disabled&gt;-&lt;/button&gt;&lt;input type="text" class="form-control input-number" name="main-2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number btn-pop" disabled&gt;-&lt;/button&gt;&lt;input type="text" class="form-control input-number" name="main-2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number btn-pop" disabled&gt;-&lt;/button&gt;&lt;input type="text" class="form-control input-number" name="main-2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number btn-pop" disabled&gt;-&lt;/button&gt;&lt;input type="text" class="form-control input-number" name="main-2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number btn-pop" disabled&gt;-&lt;/button&gt;&lt;input type="text" class="form-control input-number" name="main-2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number btn-pop" disabled&gt;-&lt;/button&gt;&lt;input type="text" class="form-control input-number" name="main-2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number btn-pop" disabled&gt;-&lt;/button&gt;&lt;input type="text" class="form-control input-number" name="main-2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number btn-pop" disabled&gt;-&lt;/button&gt;&lt;input type="text" class="form-control input-number" name="main-2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number btn-pop" disabled&gt;-&lt;/button&gt;&lt;input type="text" class="form-control input-number" name="main-2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number btn-pop" disabled&gt;-&lt;/button&gt;&lt;input type="text" class="form-control input-number" name="main-2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number btn-pop" disabled&gt;-&lt;/button&gt;&lt;input type="text" class="form-control input-number" name="main-2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number btn-pop" disabled&gt;-&lt;/button&gt;&lt;input type="text" class="form-control input-number" name="main-2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2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2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number btn-pop" disabled&gt;-&lt;/button&gt;&lt;input type="text" class="form-control input-number" name="main-2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2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number btn-pop" disabled&gt;-&lt;/button&gt;&lt;input type="text" class="form-control input-number" name="main-P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number btn-pop" disabled&gt;-&lt;/button&gt;&lt;input type="text" class="form-control input-number" name="main-P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number btn-pop" disabled&gt;-&lt;/button&gt;&lt;input type="text" class="form-control input-number" name="main-P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number btn-pop" disabled&gt;-&lt;/button&gt;&lt;input type="text" class="form-control input-number" name="main-P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number btn-pop" disabled&gt;-&lt;/button&gt;&lt;input type="text" class="form-control input-number" name="main-P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number btn-pop" disabled&gt;-&lt;/button&gt;&lt;input type="text" class="form-control input-number" name="main-P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number btn-pop" disabled&gt;-&lt;/button&gt;&lt;input type="text" class="form-control input-number" name="main-P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number btn-pop" disabled&gt;-&lt;/button&gt;&lt;input type="text" class="form-control input-number" name="main-P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number btn-pop" disabled&gt;-&lt;/button&gt;&lt;input type="text" class="form-control input-number" name="main-P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number btn-pop" disabled&gt;-&lt;/button&gt;&lt;input type="text" class="form-control input-number" name="main-P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number btn-pop" disabled&gt;-&lt;/button&gt;&lt;input type="text" class="form-control input-number" name="main-P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number btn-pop" disabled&gt;-&lt;/button&gt;&lt;input type="text" class="form-control input-number" name="main-P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number btn-pop" disabled&gt;-&lt;/button&gt;&lt;input type="text" class="form-control input-number" name="main-P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number btn-pop" disabled&gt;-&lt;/button&gt;&lt;input type="text" class="form-control input-number" name="main-P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number btn-pop" disabled&gt;-&lt;/button&gt;&lt;input type="text" class="form-control input-number" name="main-P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P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P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number btn-pop" disabled&gt;-&lt;/button&gt;&lt;input type="text" class="form-control input-number" name="main-P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P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number btn-pop" disabled&gt;-&lt;/button&gt;&lt;input type="text" class="form-control input-number" name="main-3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number btn-pop" disabled&gt;-&lt;/button&gt;&lt;input type="text" class="form-control input-number" name="main-3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number btn-pop" disabled&gt;-&lt;/button&gt;&lt;input type="text" class="form-control input-number" name="main-3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number btn-pop" disabled&gt;-&lt;/button&gt;&lt;input type="text" class="form-control input-number" name="main-3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number btn-pop" disabled&gt;-&lt;/button&gt;&lt;input type="text" class="form-control input-number" name="main-3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number btn-pop" disabled&gt;-&lt;/button&gt;&lt;input type="text" class="form-control input-number" name="main-3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number btn-pop" disabled&gt;-&lt;/button&gt;&lt;input type="text" class="form-control input-number" name="main-3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number btn-pop" disabled&gt;-&lt;/button&gt;&lt;input type="text" class="form-control input-number" name="main-3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number btn-pop" disabled&gt;-&lt;/button&gt;&lt;input type="text" class="form-control input-number" name="main-3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number btn-pop" disabled&gt;-&lt;/button&gt;&lt;input type="text" class="form-control input-number" name="main-3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number btn-pop" disabled&gt;-&lt;/button&gt;&lt;input type="text" class="form-control input-number" name="main-3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number btn-pop" disabled&gt;-&lt;/button&gt;&lt;input type="text" class="form-control input-number" name="main-3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number btn-pop" disabled&gt;-&lt;/button&gt;&lt;input type="text" class="form-control input-number" name="main-3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number btn-pop" disabled&gt;-&lt;/button&gt;&lt;input type="text" class="form-control input-number" name="main-3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number btn-pop" disabled&gt;-&lt;/button&gt;&lt;input type="text" class="form-control input-number" name="main-3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number btn-pop" disabled&gt;-&lt;/button&gt;&lt;input type="text" class="form-control input-number" name="main-3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number btn-pop" disabled&gt;-&lt;/button&gt;&lt;input type="text" class="form-control input-number" name="main-3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number btn-pop" disabled&gt;-&lt;/button&gt;&lt;input type="text" class="form-control input-number" name="main-3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number btn-pop" disabled&gt;-&lt;/button&gt;&lt;input type="text" class="form-control input-number" name="main-3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number btn-pop" disabled&gt;-&lt;/button&gt;&lt;input type="text" class="form-control input-number" name="main-3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number btn-pop" disabled&gt;-&lt;/button&gt;&lt;input type="text" class="form-control input-number" name="main-3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number btn-pop" disabled&gt;-&lt;/button&gt;&lt;input type="text" class="form-control input-number" name="main-3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number btn-pop" disabled&gt;-&lt;/button&gt;&lt;input type="text" class="form-control input-number" name="main-3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number btn-pop" disabled&gt;-&lt;/button&gt;&lt;input type="text" class="form-control input-number" name="main-3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number btn-pop" disabled&gt;-&lt;/button&gt;&lt;input type="text" class="form-control input-number" name="main-3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number btn-pop" disabled&gt;-&lt;/button&gt;&lt;input type="text" class="form-control input-number" name="main-3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number btn-pop" disabled&gt;-&lt;/button&gt;&lt;input type="text" class="form-control input-number" name="main-3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number btn-pop" disabled&gt;-&lt;/button&gt;&lt;input type="text" class="form-control input-number" name="main-3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number btn-pop" disabled&gt;-&lt;/button&gt;&lt;input type="text" class="form-control input-number" name="main-3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number btn-pop" disabled&gt;-&lt;/button&gt;&lt;input type="text" class="form-control input-number" name="main-3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number btn-pop" disabled&gt;-&lt;/button&gt;&lt;input type="text" class="form-control input-number" name="main-3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number btn-pop" disabled&gt;-&lt;/button&gt;&lt;input type="text" class="form-control input-number" name="main-3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number btn-pop" disabled&gt;-&lt;/button&gt;&lt;input type="text" class="form-control input-number" name="main-3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number btn-pop" disabled&gt;-&lt;/button&gt;&lt;input type="text" class="form-control input-number" name="main-3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number btn-pop" disabled&gt;-&lt;/button&gt;&lt;input type="text" class="form-control input-number" name="main-3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number btn-pop" disabled&gt;-&lt;/button&gt;&lt;input type="text" class="form-control input-number" name="main-3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number btn-pop" disabled&gt;-&lt;/button&gt;&lt;input type="text" class="form-control input-number" name="main-3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number btn-pop" disabled&gt;-&lt;/button&gt;&lt;input type="text" class="form-control input-number" name="main-3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number btn-pop" disabled&gt;-&lt;/button&gt;&lt;input type="text" class="form-control input-number" name="main-3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number btn-pop" disabled&gt;-&lt;/button&gt;&lt;input type="text" class="form-control input-number" name="main-3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number btn-pop" disabled&gt;-&lt;/button&gt;&lt;input type="text" class="form-control input-number" name="main-3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number btn-pop" disabled&gt;-&lt;/button&gt;&lt;input type="text" class="form-control input-number" name="main-3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number btn-pop" disabled&gt;-&lt;/button&gt;&lt;input type="text" class="form-control input-number" name="main-3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number btn-pop" disabled&gt;-&lt;/button&gt;&lt;input type="text" class="form-control input-number" name="main-3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number btn-pop" disabled&gt;-&lt;/button&gt;&lt;input type="text" class="form-control input-number" name="main-3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number btn-pop" disabled&gt;-&lt;/button&gt;&lt;input type="text" class="form-control input-number" name="main-3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number btn-pop" disabled&gt;-&lt;/button&gt;&lt;input type="text" class="form-control input-number" name="main-3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number btn-pop" disabled&gt;-&lt;/button&gt;&lt;input type="text" class="form-control input-number" name="main-3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number btn-pop" disabled&gt;-&lt;/button&gt;&lt;input type="text" class="form-control input-number" name="main-3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number btn-pop" disabled&gt;-&lt;/button&gt;&lt;input type="text" class="form-control input-number" name="main-3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number btn-pop" disabled&gt;-&lt;/button&gt;&lt;input type="text" class="form-control input-number" name="main-3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number btn-pop" disabled&gt;-&lt;/button&gt;&lt;input type="text" class="form-control input-number" name="main-3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number btn-pop" disabled&gt;-&lt;/button&gt;&lt;input type="text" class="form-control input-number" name="main-3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number btn-pop" disabled&gt;-&lt;/button&gt;&lt;input type="text" class="form-control input-number" name="main-3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number btn-pop" disabled&gt;-&lt;/button&gt;&lt;input type="text" class="form-control input-number" name="main-3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number btn-pop" disabled&gt;-&lt;/button&gt;&lt;input type="text" class="form-control input-number" name="main-3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number btn-pop" disabled&gt;-&lt;/button&gt;&lt;input type="text" class="form-control input-number" name="main-3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number btn-pop" disabled&gt;-&lt;/button&gt;&lt;input type="text" class="form-control input-number" name="main-3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number btn-pop" disabled&gt;-&lt;/button&gt;&lt;input type="text" class="form-control input-number" name="main-3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number btn-pop" disabled&gt;-&lt;/button&gt;&lt;input type="text" class="form-control input-number" name="main-3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number btn-pop" disabled&gt;-&lt;/button&gt;&lt;input type="text" class="form-control input-number" name="main-3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number btn-pop" disabled&gt;-&lt;/button&gt;&lt;input type="text" class="form-control input-number" name="main-3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number btn-pop" disabled&gt;-&lt;/button&gt;&lt;input type="text" class="form-control input-number" name="main-3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number btn-pop" disabled&gt;-&lt;/button&gt;&lt;input type="text" class="form-control input-number" name="main-3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number btn-pop" disabled&gt;-&lt;/button&gt;&lt;input type="text" class="form-control input-number" name="main-3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number btn-pop" disabled&gt;-&lt;/button&gt;&lt;input type="text" class="form-control input-number" name="main-3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number btn-pop" disabled&gt;-&lt;/button&gt;&lt;input type="text" class="form-control input-number" name="main-3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number btn-pop" disabled&gt;-&lt;/button&gt;&lt;input type="text" class="form-control input-number" name="main-3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number btn-pop" disabled&gt;-&lt;/button&gt;&lt;input type="text" class="form-control input-number" name="main-3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number btn-pop" disabled&gt;-&lt;/button&gt;&lt;input type="text" class="form-control input-number" name="main-3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number btn-pop" disabled&gt;-&lt;/button&gt;&lt;input type="text" class="form-control input-number" name="main-3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number btn-pop" disabled&gt;-&lt;/button&gt;&lt;input type="text" class="form-control input-number" name="main-3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number btn-pop" disabled&gt;-&lt;/button&gt;&lt;input type="text" class="form-control input-number" name="main-3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number btn-pop" disabled&gt;-&lt;/button&gt;&lt;input type="text" class="form-control input-number" name="main-3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number btn-pop" disabled&gt;-&lt;/button&gt;&lt;input type="text" class="form-control input-number" name="main-3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number btn-pop" disabled&gt;-&lt;/button&gt;&lt;input type="text" class="form-control input-number" name="main-3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number btn-pop" disabled&gt;-&lt;/button&gt;&lt;input type="text" class="form-control input-number" name="main-3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number btn-pop" disabled&gt;-&lt;/button&gt;&lt;input type="text" class="form-control input-number" name="main-3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number btn-pop" disabled&gt;-&lt;/button&gt;&lt;input type="text" class="form-control input-number" name="main-3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main-3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side-3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number btn-pop" disabled&gt;-&lt;/button&gt;&lt;input type="text" class="form-control input-number" name="main-3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side-3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number btn-pop" disabled&gt;-&lt;/button&gt;&lt;input type="text" class="form-control input-number" name="main-</text:p>
          </table:table-cell>
          <table:table-cell office:value-type="string" calcext:value-type="string">
            <text:p><text:span text:style-name="T1">-num-copies" value="0" min="0" readonly /&gt;&lt;button type="button" class="btn btn-outline-secondary btn-number btn-push"&gt;+&lt;/button&gt;&lt;/div&gt;&lt;/td&gt;&lt;td&gt;&lt;div class="input-group" data-deck="side"</text:span>&gt;&lt;button type="button" class="btn btn-outline-secondary btn-number btn-pop" disabled&gt;-&lt;/button&gt;&lt;input type="text" class="form-control input-number" name="side-</text:p>
          </table:table-cell>
          <table:table-cell office:value-type="string" calcext:value-type="string">
            <text:p>-num-copies" value="0" min="0" readonly /&gt;&lt;button type="button" class="btn btn-outline-secondary btn-number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00:30:10.03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00:30:36.009000000</dc:date>
    <meta:editing-duration>PT6H23M23S</meta:editing-duration>
    <meta:editing-cycles>238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